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04197f"/>
    </style:style>
    <style:style style:name="P4" style:family="paragraph" style:parent-style-name="Standard" style:master-page-name="MP0">
      <style:paragraph-properties style:page-number="auto" fo:break-before="page"/>
      <style:text-properties style:font-name="Cantarel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style:font-name="Cantarell"/>
    </style:style>
    <style:style style:name="P6" style:family="paragraph" style:parent-style-name="Standard" style:list-style-name="L3">
      <style:text-properties style:font-name="Cantarell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paragraph-rsid="000f49ec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T1" style:family="text">
      <style:text-properties style:text-position="super 67%" style:font-name="Cantarell"/>
    </style:style>
    <style:style style:name="T2" style:family="text">
      <style:text-properties officeooo:rsid="0003e19b"/>
    </style:style>
    <style:style style:name="T3" style:family="text">
      <style:text-properties style:font-name="Cantarell"/>
    </style:style>
    <style:style style:name="T4" style:family="text">
      <style:text-properties style:font-name="Cantarell" officeooo:rsid="0003e19b"/>
    </style:style>
    <style:style style:name="T5" style:family="text">
      <style:text-properties style:font-name="Cantarell" fo:font-weight="bold" style:font-weight-asian="bold" style:font-weight-complex="bold"/>
    </style:style>
    <style:style style:name="T6" style:family="text">
      <style:text-properties style:font-name="Cantarell" fo:font-weight="bold" officeooo:rsid="000f49ec" style:font-weight-asian="bold" style:font-weight-complex="bold"/>
    </style:style>
    <style:style style:name="T7" style:family="text">
      <style:text-properties style:font-name="Cantarel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style:font-name="Cantarell" officeooo:rsid="0005dd16"/>
    </style:style>
    <style:style style:name="T9" style:family="text">
      <style:text-properties style:font-name="Cantarell" fo:font-size="10pt" officeooo:rsid="0004197f" style:font-size-asian="10pt" style:font-size-complex="10pt"/>
    </style:style>
    <style:style style:name="T10" style:family="text">
      <style:text-properties style:font-name="Cantarell" officeooo:rsid="000a067a"/>
    </style:style>
    <style:style style:name="T11" style:family="text">
      <style:text-properties style:font-name="Cantarell" officeooo:rsid="000da72e"/>
    </style:style>
    <style:style style:name="T12" style:family="text">
      <style:text-properties style:font-name="Cantarell" fo:font-weight="normal" officeooo:rsid="000f49ec" style:font-weight-asian="normal" style:font-weight-complex="normal"/>
    </style:style>
    <style:style style:name="T13" style:family="text">
      <style:text-properties style:text-position="super 58%" style:font-name="Cantarell" officeooo:rsid="0005dd16"/>
    </style:style>
    <style:style style:name="T14" style:family="text">
      <style:text-properties style:text-position="super 58%" style:font-name="Cantarell" officeooo:rsid="000a067a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ryan Dalal</text:p>
      <text:p text:style-name="P1">Contact No: +91-8652207970</text:p>
      <text:p text:style-name="Standard"><text:span text:style-name="Default_20_Paragraph_20_Font"><text:span text:style-name="T3">E-mail : </text:span></text:span><text:a xlink:type="simple" xlink:href="mailto:aryan.d.dalal@gmail.com" office:target-frame-name="_top" xlink:show="replace" text:style-name="Internet_20_link" text:visited-style-name="Visited_20_Internet_20_Link"><text:span text:style-name="T3">aryan.d.dalal@gmail.com</text:span></text:a></text:p>
      <text:p text:style-name="Standard"><text:span text:style-name="Default_20_Paragraph_20_Font"><text:span text:style-name="T3">GitHub : </text:span></text:span><text:a xlink:type="simple" xlink:href="https://github.com/spicybeanos" office:target-frame-name="_top" xlink:show="replace" text:style-name="Internet_20_link" text:visited-style-name="Visited_20_Internet_20_Link"><text:span text:style-name="T3">https://github.com/spicybeanos</text:span></text:a></text:p>
      <text:p text:style-name="Standard"><text:span text:style-name="T3">LinkedIn : </text:span><text:a xlink:type="simple" xlink:href="https://www.linkedin.com/in/aryan-dalal-37a2b4269" text:style-name="Internet_20_link" text:visited-style-name="Visited_20_Internet_20_Link"><text:span text:style-name="T4">aryan-dalal-37a2b4269</text:span></text:a></text:p>
      <text:p text:style-name="Standard"><text:span text:style-name="Default_20_Paragraph_20_Font"><text:span text:style-name="T3">DOB : 02/01/2004.</text:span></text:span></text:p>
      <text:p text:style-name="P2">Skills</text:p>
      <text:list text:style-name="L1">
        <text:list-item>
          <text:p text:style-name="P5">C# , Java , C, Python, Unity, <text:span text:style-name="T2">DotNET</text:span></text:p>
        </text:list-item>
        <text:list-item>
          <text:p text:style-name="P5">Svelte , React, HTML, CSS, JavaScript</text:p>
        </text:list-item>
      </text:list>
      <text:p text:style-name="P2">Projects</text:p>
      <text:list text:style-name="L2">
        <text:list-item>
          <text:p text:style-name="P7"><text:span text:style-name="Default_20_Paragraph_20_Font"><text:span text:style-name="T5">Object Byte Converter (C#) :</text:span></text:span><text:span text:style-name="Default_20_Paragraph_20_Font"><text:span text:style-name="T3"> Serializes an object to an array of bytes. It can serialize signed/unsigned 8-64 bit integers, strings, user-defined objects ,and arrays of the former. </text:span></text:span><text:a xlink:type="simple" xlink:href="https://github.com/spicybeanos/ObjectByteConverte" text:style-name="Internet_20_link" text:visited-style-name="Visited_20_Internet_20_Link"><text:span text:style-name="Default_20_Paragraph_20_Font"><text:span text:style-name="T3">GitHub link</text:span></text:span></text:a><text:span text:style-name="Default_20_Paragraph_20_Font"><text:span text:style-name="T3"> </text:span></text:span></text:p>
        </text:list-item>
        <text:list-item>
          <text:p text:style-name="P7"><text:span text:style-name="Default_20_Paragraph_20_Font"><text:span text:style-name="T5">Svelte Website made for a Hackathon (svelte,html,css,js,node) :</text:span></text:span><text:span text:style-name="Default_20_Paragraph_20_Font"><text:span text:style-name="T7"> </text:span></text:span><text:span text:style-name="Default_20_Paragraph_20_Font"><text:span text:style-name="T3">A website to showcase our idea and service for the MIT- BLR’s tech-fest’s Hackathon organised by NSS .</text:span></text:span><text:a xlink:type="simple" xlink:href="https://github.com/spicybeanos/PLEXAAR" text:style-name="Internet_20_link" text:visited-style-name="Visited_20_Internet_20_Link"><text:span text:style-name="Default_20_Paragraph_20_Font"><text:span text:style-name="T3">GitHub link</text:span></text:span></text:a><text:span text:style-name="Default_20_Paragraph_20_Font"><text:span text:style-name="T3"> : </text:span></text:span></text:p>
        </text:list-item>
        <text:list-item>
          <text:p text:style-name="P7"><text:span text:style-name="Default_20_Paragraph_20_Font"><text:span text:style-name="T5">Simple Inventory system for games (C#) : </text:span></text:span><text:span text:style-name="Default_20_Paragraph_20_Font"><text:span text:style-name="T3">A simple inventory system that can keep track of “items” and their count , and handle transaction of these “items”. Used “Result&lt;T&gt;” design pattern . </text:span></text:span><text:a xlink:type="simple" xlink:href="https://github.com/spicybeanos/SimpleInventory" text:style-name="Internet_20_link" text:visited-style-name="Visited_20_Internet_20_Link"><text:span text:style-name="Default_20_Paragraph_20_Font"><text:span text:style-name="T3">GitHub link</text:span></text:span></text:a><text:span text:style-name="Default_20_Paragraph_20_Font"><text:span text:style-name="T3"> : </text:span></text:span></text:p>
        </text:list-item>
        <text:list-item>
          <text:p text:style-name="P7"><text:span text:style-name="Default_20_Paragraph_20_Font"><text:span text:style-name="T5">Front end for a Home budget management website (React,js,css)</text:span></text:span><text:span text:style-name="Default_20_Paragraph_20_Font"><text:span text:style-name="T3">: React website for dbms project. Used the “Material-UI” library.</text:span></text:span><text:a xlink:type="simple" xlink:href="https://github.com/spicybeanos/dbms-frontend" text:style-name="Internet_20_link" text:visited-style-name="Visited_20_Internet_20_Link"><text:span text:style-name="Default_20_Paragraph_20_Font"><text:span text:style-name="T3"> GitHub link</text:span></text:span></text:a><text:span text:style-name="Default_20_Paragraph_20_Font"><text:span text:style-name="T3">: </text:span></text:span></text:p>
        </text:list-item>
        <text:list-item>
          <text:p text:style-name="P7"><text:span text:style-name="Default_20_Paragraph_20_Font"><text:span text:style-name="T5">Bedrock programming language (WIP) (C#)</text:span></text:span><text:span text:style-name="Default_20_Paragraph_20_Font"><text:span text:style-name="T3">: A prototype interpreted language that I’m working on as a hobby project. </text:span></text:span><text:a xlink:type="simple" xlink:href="https://github.com/spicybeanos/Bedrock/tree/New-Lexer" text:style-name="Internet_20_link" text:visited-style-name="Visited_20_Internet_20_Link"><text:span text:style-name="Default_20_Paragraph_20_Font"><text:span text:style-name="T3">GitHub link </text:span></text:span></text:a><text:span text:style-name="Default_20_Paragraph_20_Font"><text:span text:style-name="T3">: </text:span></text:span></text:p>
        </text:list-item>
        <text:list-item>
          <text:p text:style-name="P7"><text:span text:style-name="Default_20_Paragraph_20_Font"><text:span text:style-name="T5">Minecraft copy attempt (Unity, C#):</text:span></text:span><text:span text:style-name="Default_20_Paragraph_20_Font"><text:span text:style-name="T3"> An early attempt to make the game “Minecraft” in unity.</text:span></text:span><text:a xlink:type="simple" xlink:href="https://github.com/spicybeanos/minecraft-copy-attempt" text:style-name="Internet_20_link" text:visited-style-name="Visited_20_Internet_20_Link"><text:span text:style-name="Default_20_Paragraph_20_Font"><text:span text:style-name="T3"> GitHub link </text:span></text:span></text:a><text:span text:style-name="Default_20_Paragraph_20_Font"><text:span text:style-name="T3">: </text:span></text:span></text:p>
        </text:list-item>
        <text:list-item>
          <text:p text:style-name="P8"><text:span text:style-name="Default_20_Paragraph_20_Font"><text:span text:style-name="T6">Parametric Arches:</text:span></text:span><text:span text:style-name="Default_20_Paragraph_20_Font"><text:span text:style-name="T12"> A unity asset that makes arches/roofs, given a parametric equation. </text:span></text:span><text:a xlink:type="simple" xlink:href="https://github.com/spicybeanos/ParametricArches" text:style-name="Internet_20_link" text:visited-style-name="Visited_20_Internet_20_Link"><text:span text:style-name="Default_20_Paragraph_20_Font"><text:span text:style-name="T12">GitHub link</text:span></text:span></text:a></text:p>
        </text:list-item>
      </text:list>
      <text:p text:style-name="P2">Experience</text:p>
      <text:list text:style-name="L3">
        <text:list-item>
          <text:p text:style-name="P9"><text:span text:style-name="Default_20_Paragraph_20_Font"><text:span text:style-name="T3">Application Developer Intern at Nuvama wealth (4</text:span></text:span><text:span text:style-name="Default_20_Paragraph_20_Font"><text:span text:style-name="T1">th</text:span></text:span><text:span text:style-name="Default_20_Paragraph_20_Font"><text:span text:style-name="T3"> June 2024 – </text:span></text:span><text:span text:style-name="Default_20_Paragraph_20_Font"><text:span text:style-name="T10">2</text:span></text:span><text:span text:style-name="Default_20_Paragraph_20_Font"><text:span text:style-name="T14">nd</text:span></text:span><text:span text:style-name="Default_20_Paragraph_20_Font"><text:span text:style-name="T3"> July 2024) : </text:span></text:span><text:span text:style-name="Default_20_Paragraph_20_Font"><text:span text:style-name="T8">Built an API in DotNET to store and get results of 3</text:span></text:span><text:span text:style-name="Default_20_Paragraph_20_Font"><text:span text:style-name="T13">rd</text:span></text:span><text:span text:style-name="Default_20_Paragraph_20_Font"><text:span text:style-name="T8"> party paid API </text:span></text:span><text:span text:style-name="Default_20_Paragraph_20_Font"><text:span text:style-name="T11">[</text:span></text:span><text:a xlink:type="simple" xlink:href="https://drive.google.com/file/d/1ZxBXhG-SOmXPi2YAgou8JQH-Yh9xs-Ch/view?usp=sharing" text:style-name="Internet_20_link" text:visited-style-name="Visited_20_Internet_20_Link"><text:span text:style-name="Default_20_Paragraph_20_Font"><text:span text:style-name="T11">link</text:span></text:span></text:a><text:span text:style-name="Default_20_Paragraph_20_Font"><text:span text:style-name="T11">]</text:span></text:span></text:p>
        </text:list-item>
        <text:list-item>
          <text:p text:style-name="P6">ACM Hackathon 2023 at MIT Bengaluru</text:p>
        </text:list-item>
        <text:list-item>
          <text:p text:style-name="P6">NSS Hackathon at TechSolstice 2024 at MIT Bengaluru</text:p>
        </text:list-item>
        <text:list-item>
          <text:p text:style-name="P6">Game Developer lead at Codex February 2023 – Present</text:p>
        </text:list-item>
        <text:list-item>
          <text:p text:style-name="P9"><text:span text:style-name="Default_20_Paragraph_20_Font"><text:span text:style-name="T3">Organized “GameForge” code-along October 2023</text:span></text:span></text:p>
        </text:list-item>
        <text:list-item>
          <text:p text:style-name="P9"><text:span text:style-name="Default_20_Paragraph_20_Font"><text:span text:style-name="T3">Organized “DevDen” code-along February 2023</text:span></text:span></text:p>
        </text:list-item>
      </text:list>
      <text:p text:style-name="P2">Certifications</text:p>
      <text:list text:style-name="L4">
        <text:list-item>
          <text:p text:style-name="P10"><text:span text:style-name="Default_20_Paragraph_20_Font"><text:span text:style-name="T3">Oracle SQL Basics [</text:span></text:span><text:a xlink:type="simple" xlink:href="https://coursera.org/share/63118ce18f6bcbb9bbc8c46ff52ee6e7" office:target-frame-name="_top" xlink:show="replace" text:style-name="Internet_20_link" text:visited-style-name="Visited_20_Internet_20_Link"><text:span text:style-name="T3">link</text:span></text:a><text:span text:style-name="Default_20_Paragraph_20_Font"><text:span text:style-name="T3">]</text:span></text:span></text:p>
        </text:list-item>
        <text:list-item>
          <text:p text:style-name="P10"><text:span text:style-name="Default_20_Paragraph_20_Font"><text:span text:style-name="T3">Introduction to Object-Oriented Programming with Java [</text:span></text:span><text:a xlink:type="simple" xlink:href="https://coursera.org/share/15ab9918b964951f9e0ddc7661e89a27" office:target-frame-name="_top" xlink:show="replace" text:style-name="Internet_20_link" text:visited-style-name="Visited_20_Internet_20_Link"><text:span text:style-name="T3">link</text:span></text:a><text:span text:style-name="Default_20_Paragraph_20_Font"><text:span text:style-name="T3">]</text:span></text:span></text:p>
        </text:list-item>
        <text:list-item>
          <text:p text:style-name="P10"><text:span text:style-name="Default_20_Paragraph_20_Font"><text:span text:style-name="T3">Algorithmic Toolbox [</text:span></text:span><text:a xlink:type="simple" xlink:href="https://coursera.org/share/e514eaf03cb739af362fe57c38ca14b0" office:target-frame-name="_top" xlink:show="replace" text:style-name="Internet_20_link" text:visited-style-name="Visited_20_Internet_20_Link"><text:span text:style-name="T3">link</text:span></text:a><text:span text:style-name="Default_20_Paragraph_20_Font"><text:span text:style-name="T3">]</text:span></text:span></text:p>
        </text:list-item>
        <text:list-item>
          <text:p text:style-name="P10"><text:span text:style-name="Default_20_Paragraph_20_Font"><text:span text:style-name="T3">Object-Oriented Hierarchies in Java [</text:span></text:span><text:a xlink:type="simple" xlink:href="https://coursera.org/share/d777a947fbabd5292a6861158070fe13" office:target-frame-name="_top" xlink:show="replace" text:style-name="Internet_20_link" text:visited-style-name="Visited_20_Internet_20_Link"><text:span text:style-name="T3">link</text:span></text:a><text:span text:style-name="Default_20_Paragraph_20_Font"><text:span text:style-name="T3">]</text:span></text:span></text:p>
        </text:list-item>
      </text:list>
      <text:p text:style-name="P2">Education</text:p>
      <text:list text:style-name="L5">
        <text:list-item>
          <text:p text:style-name="P11"><text:span text:style-name="Default_20_Paragraph_20_Font"><text:span text:style-name="T3">Bachelor of Technology – BTech, Computer Science Engineering | Manipal Institute of Technology, Bengaluru (2022 – 2026)</text:span></text:span></text:p>
        </text:list-item>
      </text:list>
      <text:p text:style-name="Standard"><text:span text:style-name="Default_20_Paragraph_20_Font"><text:span text:style-name="T3"/></text:span></text:p>
      <text:p text:style-name="P3"><text:soft-page-break/><text:span text:style-name="Default_20_Paragraph_20_Font"><text:span text:style-name="T9">Link for my latest resume : </text:span></text:span><text:a xlink:type="simple" xlink:href="https://github.com/spicybeanos/MyResume/blob/main/Aryan_Dalal_resume.pdf" text:style-name="Internet_20_link" text:visited-style-name="Visited_20_Internet_20_Link"><text:span text:style-name="Default_20_Paragraph_20_Font"><text:span text:style-name="T9">https://github.com/spicybeanos/MyResume/blob/main/Aryan_Dalal_resume.pdf</text:span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Cantarell1" fo:font-family="Cantarell" style:font-family-generic="system" style:font-pitch="variable"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05-13T22:11:00Z</meta:creation-date>
    <dc:date>2025-01-11T10:39:13.461000000</dc:date>
    <meta:print-date>2024-08-21T23:35:58.509000000</meta:print-date>
    <meta:editing-cycles>28</meta:editing-cycles>
    <meta:editing-duration>PT2H58M10S</meta:editing-duration>
    <meta:printed-by>PDF files</meta:printed-by>
    <meta:document-statistic meta:table-count="0" meta:image-count="0" meta:object-count="0" meta:page-count="2" meta:paragraph-count="32" meta:word-count="323" meta:character-count="2100" meta:non-whitespace-character-count="1819"/>
    <meta:template xlink:type="simple" xlink:actuate="onRequest" xlink:title="" xlink:href="Normal.dotm"/>
  </office:meta>
</office:document-meta>
</file>